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officeooo:rsid="001f491f" officeooo:paragraph-rsid="001f491f" style:font-size-asian="12pt" style:font-size-complex="12pt"/>
    </style:style>
    <style:style style:name="P2" style:family="paragraph" style:parent-style-name="Preformatted_20_Text">
      <style:text-properties style:font-name="Arial" fo:font-size="12pt" fo:font-weight="bold" officeooo:rsid="001f491f" officeooo:paragraph-rsid="001f491f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Arial" fo:font-size="12pt" fo:font-weight="normal" officeooo:rsid="001fbb00" officeooo:paragraph-rsid="001fbb00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style:font-name="Arial" fo:font-size="12pt" fo:font-weight="normal" officeooo:rsid="001ffad0" officeooo:paragraph-rsid="001ffad0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style:font-name="Arial" fo:font-size="12pt" fo:font-weight="normal" officeooo:rsid="0020df71" officeooo:paragraph-rsid="0020df71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Arial" fo:font-size="12pt" fo:language="en" fo:country="US" fo:font-weight="normal" officeooo:rsid="000b594a" officeooo:paragraph-rsid="000b594a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Arial" fo:font-size="12pt" fo:language="en" fo:country="US" fo:font-weight="normal" officeooo:rsid="000b594a" officeooo:paragraph-rsid="001fbb00" style:font-size-asian="12pt" style:font-weight-asian="normal" style:font-size-complex="12pt" style:font-weight-complex="normal"/>
    </style:style>
    <style:style style:name="T1" style:family="text">
      <style:text-properties officeooo:rsid="001f491f"/>
    </style:style>
    <style:style style:name="T2" style:family="text">
      <style:text-properties officeooo:rsid="001ffad0"/>
    </style:style>
    <style:style style:name="T3" style:family="text">
      <style:text-properties officeooo:rsid="0020de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ease describe in detail why you want to work for Fujitsu in this particular role?</text:p>
      <text:p text:style-name="P1"/>
      <text:p text:style-name="P1">I am applying for this role because I am pursuing a career as a software engineer particularly with companies who have experience in embedded systems as that’s where my interests lie. I would like to start my career path with a well established company as I believe doing so would provide a better learning experience, over a startup, due to their expansive and tested knowledge of the industry and it’s processes.</text:p>
      <text:p text:style-name="P1"/>
      <text:p text:style-name="P6"><text:span text:style-name="T1">Another benefit of working for a well established company is working with well established development teams</text:span>. After working with a <text:span text:style-name="T1">successful</text:span> team during a recent summer internship I found that I appreciate working with individuals who are knowledgeable about software and its development. I learn much more from people who develop for a living and have gained experience.</text:p>
      <text:p text:style-name="P6"/>
      <text:p text:style-name="P7">Seeing the entire development process from brief to integration is also a big attraction. I like to see projects through from beginning to end whether it’s my personal undertakings or <text:s/>university coursework. Knowing the graduate scheme provides exposure to this in an industry that interests me was a great incentive to apply.</text:p>
      <text:p text:style-name="P1"/>
      <text:p text:style-name="P2">Please describe a time when you have overcome an obstacle or situation of great difficulty - and describe the lessons learnt from it. Please note, examples can be from a non-work experience situation.</text:p>
      <text:p text:style-name="P2"/>
      <text:p text:style-name="P3">I recently completed a summer internship with a global EDA company. <text:span text:style-name="T2">My role was to manage performance tests for the team’s section of software and update and improve the testing suite which runs the tests.</text:span></text:p>
      <text:p text:style-name="P3"/>
      <text:p text:style-name="P4">The company uses a Linux environment for development and the testing suite was written in a mix of CSH and Python but needed to be converted entirely to Python. Before starting the job I had only limited exposure to Linux and scripting and had no knowledge of Python programming. After starting I immediately felt out of my depth and struggled to understand how to carry out my tasks.</text:p>
      <text:p text:style-name="P4"/>
      <text:p text:style-name="P4">To overcome this, for the first few days I made sure that I took notes on any guidance people gave and anything I discovered for myself <text:span text:style-name="T3">to be used for reference</text:span>. I asked various people, including my manager, questions when I was unsure about tasks or any intricies <text:span text:style-name="T3">and I completed Python tutorials at home to gain extra experience so that I could complete my tasks effectively.</text:span></text:p>
      <text:p text:style-name="P4"/>
      <text:p text:style-name="P5">The internship was extremely successful overall and by the end I had completed more than my manager had thought I would be able to. I added extra functionality to the testing suite and was able to roll it out for more teams to use including overseas departments. I also now use Linux as my main operating system at home and have written some Python scripts to automate some tasks. My learning from the experience was that I am able to learn new techniques and environments easily if I put the time in and ask questions when requ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8T16:19:50.511419266</dc:date>
    <meta:editing-duration>PT6M21S</meta:editing-duration>
    <meta:editing-cycles>1</meta:editing-cycles>
    <meta:document-statistic meta:table-count="0" meta:image-count="0" meta:object-count="0" meta:page-count="1" meta:paragraph-count="9" meta:word-count="496" meta:character-count="2894" meta:non-whitespace-character-count="2406"/>
    <meta:generator>LibreOffice/5.1.4.2$Linux_X86_64 LibreOffice_project/10m0$Build-2</meta:generator>
  </office:meta>
</office:document-meta>
</file>